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BAF499EAF797B926.png" manifest:media-type="image/png"/>
  <manifest:file-entry manifest:full-path="Pictures/10000200000000AB000000AB0635DF7B50C295C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e0c3"/>
    </style:style>
    <style:style style:name="P2" style:family="paragraph" style:parent-style-name="Standard">
      <style:paragraph-properties fo:text-align="start" style:justify-single-word="false"/>
      <style:text-properties officeooo:paragraph-rsid="0019e0c3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9e0c3"/>
    </style:style>
    <style:style style:name="T1" style:family="text">
      <style:text-properties style:text-position="super 58%"/>
    </style:style>
    <style:style style:name="T2" style:family="text">
      <style:text-properties officeooo:rsid="0019d5b0"/>
    </style:style>
    <style:style style:name="T3" style:family="text">
      <style:text-properties officeooo:rsid="000bc1da"/>
    </style:style>
    <style:style style:name="T4" style:family="text">
      <style:text-properties officeooo:rsid="001c34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2.01" style:data-style-name="N0">2.01</text:variable-set>: Distance, Velocity, and Time</text:p>
      <text:p text:style-name="P1"/>
      <text:list xml:id="list7216244104487176790" text:style-name="L1">
        <text:list-item>
          <text:p text:style-name="P3">You are being chased by velociraptors. <text:s/>If you know that it takes a velociraptor <text:span text:style-name="T2">5</text:span> seconds to run 100 meters, what is the minimum speed you need to drive (in meters per second) in order to <text:span text:style-name="T3">not be eaten?</text:span></text:p>
        </text:list-item>
      </text:list>
      <text:p text:style-name="P2"/>
      <text:p text:style-name="P2"/>
      <text:p text:style-name="P2"/>
      <text:p text:style-name="P2"/>
      <text:p text:style-name="P2"/>
      <text:list xml:id="list204336206758812" text:continue-numbering="true" text:style-name="L1">
        <text:list-item>
          <text:p text:style-name="P3">A bowling alley is 19.16 meters long. <text:s/>If it takes <text:span text:style-name="T2">6</text:span>.5 seconds from the time you throw it for the ball to strike the pins, what is the speed at which you threw the bowling ball?</text:p>
        </text:list-item>
      </text:list>
      <text:p text:style-name="P2"/>
      <text:p text:style-name="P2"/>
      <text:p text:style-name="P2"/>
      <text:p text:style-name="P2"/>
      <text:list xml:id="list204336648192636" text:continue-numbering="true" text:style-name="L1">
        <text:list-item>
          <text:p text:style-name="P3">How far does a baseball travel if it is airborne for 10 seconds, traveling at a speed of <text:span text:style-name="T2">4</text:span>0 m/s?</text:p>
        </text:list-item>
      </text:list>
      <text:p text:style-name="P2"/>
      <text:p text:style-name="P2"/>
      <text:p text:style-name="P2"/>
      <text:p text:style-name="P2"/>
      <text:list xml:id="list204335999422023" text:continue-numbering="true" text:style-name="L1">
        <text:list-item>
          <text:p text:style-name="P3">Thunderstorm is moving in from the north. <text:s/>It is traveling at a speed of 4 m/s toward the south. <text:s/>If it will take the storm <text:span text:style-name="T2">8</text:span>.5 minutes to arrive at J. M. Hanks High School, how far away is it now?</text:p>
        </text:list-item>
      </text:list>
      <text:p text:style-name="P2"/>
      <text:p text:style-name="P2"/>
      <text:p text:style-name="P2"/>
      <text:p text:style-name="P2"/>
      <text:list xml:id="list204335899731400" text:continue-numbering="true" text:style-name="L1">
        <text:list-item>
          <text:p text:style-name="P3">Sound travels through the air at an average speed of 343 m/s. If a lightning bolt is seen 1<text:span text:style-name="T2">8</text:span>00 meters away, how long will it take before we hear the thunder?</text:p>
        </text:list-item>
      </text:list>
      <text:p text:style-name="P2"/>
      <text:p text:style-name="P2"/>
      <text:p text:style-name="P2"/>
      <text:p text:style-name="P2"/>
      <text:list xml:id="list204335083661116" text:continue-numbering="true" text:style-name="L1">
        <text:list-item>
          <text:p text:style-name="P3">The average distance from the earth to the moon is 3.84 x 10<text:span text:style-name="T1">8</text:span> meters. <text:s/>Light travels through empty space at an approximate speed of 3x10<text:span text:style-name="T1">8</text:span> meters per second. <text:s/>How long would it take a laser-beam fired from the earth's surface to reach the mo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204335247149535" text:continue-numbering="true" text:style-name="L1">
        <text:list-item>
          <text:p text:style-name="P3">You are following the road to town in order to meet with the ruler who has a strange affection for the color green. <text:s/>However, you think that you might never make it to your destination, because it is a hefty 1<text:span text:style-name="T2">6</text:span>,000 meters away. <text:s/>For the first <text:span text:style-name="T2">4</text:span>,000 meters you travel at an average rate of 1 meter per second. <text:s/>You then meet a brainless companion who likes to dance and sing, which only <text:s/>slows you down to a speed of 0.5 meters per second for the next <text:span text:style-name="T2">4</text:span>,000 meters. <text:s/>Then you meet a heartless man as well as a fearful king, which causes your speed to drop to 0.25 m/s for the remaining portion of the trip. <text:s/></text:p>
          <text:list>
            <text:list-item>
              <text:p text:style-name="P3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04336316476197" text:continue-numbering="true" text:style-name="L1">
        <text:list-item>
          <text:list>
            <text:list-item>
              <text:p text:style-name="P3">How long does the first part of the trip tak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334961359338" text:continue-numbering="true" text:style-name="L1">
        <text:list-item>
          <text:list>
            <text:list-item>
              <text:p text:style-name="P3">How long does it take to sing and dance your way through the second <text:span text:style-name="T4">4</text:span>000 meter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335712231983" text:continue-numbering="true" text:style-name="L1">
        <text:list-item>
          <text:list>
            <text:list-item>
              <text:p text:style-name="P3">How long does the final part of the trip take?</text:p>
            </text:list-item>
          </text:list>
        </text:list-item>
      </text:list>
      <text:p text:style-name="P2"/>
      <text:p text:style-name="P2"/>
      <text:p text:style-name="P2"/>
      <text:list xml:id="list204336226706965" text:continue-numbering="true" text:style-name="L1">
        <text:list-item>
          <text:list>
            <text:list-item>
              <text:p text:style-name="P3">What is the total time that the trip to see the ruler take?</text:p>
            </text:list-item>
          </text:list>
        </text:list-item>
      </text:list>
      <text:p text:style-name="P2"/>
      <text:p text:style-name="P2"/>
      <text:list xml:id="list204336654792765" text:continue-numbering="true" text:style-name="L1">
        <text:list-item>
          <text:p text:style-name="P3">Frodo and Sam are <text:span text:style-name="T2">9</text:span>7 meters from a group of Orcs, but are cursed with shorter legs. They are running away from the Orcs at 3 m/s, but the Orcs are overtaking them by running at 7 m/s. <text:s/></text:p>
          <text:list>
            <text:list-item>
              <text:p text:style-name="P3">How long do Frodo and Sam have to talk about the shire before they are caught again by the Orc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4335207729500" text:continue-numbering="true" text:style-name="L1">
        <text:list-item>
          <text:list>
            <text:list-item>
              <text:p text:style-name="P3">How far do the Orcs have to run to catch Frodo and Sam?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0635DF7B50C295C9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BAF499EAF797B926.png" xlink:type="simple" xlink:show="embed" xlink:actuate="onLoad"/></draw:frame> <text:s text:c="20"/>Name:<text:tab/><text:tab/><text:date style:data-style-name="N37" text:date-value="2016-08-29T20:43:34.751006383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26:32.703510874</meta:creation-date>
    <meta:editing-duration>PT1M1S</meta:editing-duration>
    <meta:editing-cycles>6</meta:editing-cycles>
    <meta:generator>LibreOffice/5.0.6.2$Linux_X86_64 LibreOffice_project/00$Build-2</meta:generator>
    <meta:initial-creator>Jonas Williamson</meta:initial-creator>
    <dc:date>2016-08-29T20:43:34.723455199</dc:date>
    <meta:document-statistic meta:table-count="0" meta:image-count="2" meta:object-count="0" meta:page-count="2" meta:paragraph-count="18" meta:word-count="483" meta:character-count="2437" meta:non-whitespace-character-count="1937"/>
  </office:meta>
</office:document-meta>
</file>